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852" officeooo:paragraph-rsid="0007a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FIRST PART</text:p>
      <text:p text:style-name="P1">% EXPERIMENTAL DATA</text:p>
      <text:p text:style-name="P1">load('chal_64_100000_bi.mat');</text:p>
      <text:p text:style-name="P1">% 100000 * 64</text:p>
      <text:p text:style-name="P1">lol = C;</text:p>
      <text:p text:style-name="P1">challenge_set = C;</text:p>
      <text:p text:style-name="P1">challenge_set(1:100000,65) = ones(100000,1);</text:p>
      <text:p text:style-name="P1">% making bipolar</text:p>
      <text:p text:style-name="P1">for i = 1:100000</text:p>
      <text:p text:style-name="P1"><text:s text:c="4"/>for j = 1:64</text:p>
      <text:p text:style-name="P1"><text:s text:c="8"/>if lol(i,j) == 0</text:p>
      <text:p text:style-name="P1"><text:s text:c="12"/>lol(i,j) = 1;</text:p>
      <text:p text:style-name="P1"><text:s text:c="8"/>else</text:p>
      <text:p text:style-name="P1"><text:s text:c="12"/>lol(i,j) = -1;</text:p>
      <text:p text:style-name="P1"><text:s text:c="8"/>end</text:p>
      <text:p text:style-name="P1"><text:s text:c="4"/>end</text:p>
      <text:p text:style-name="P1">end</text:p>
      <text:p text:style-name="P1">% <text:s/>calculating parity vectors</text:p>
      <text:p text:style-name="P1">for i = 1:100000</text:p>
      <text:p text:style-name="P1"><text:s text:c="4"/>for j = 1:64</text:p>
      <text:p text:style-name="P1"><text:s text:c="8"/>hi = 1;</text:p>
      <text:p text:style-name="P1">% <text:s text:c="8"/>if j == 64</text:p>
      <text:p text:style-name="P1">% <text:s text:c="12"/>challenge_set(i,j) = 1;</text:p>
      <text:p text:style-name="P1">% <text:s text:c="8"/>else</text:p>
      <text:p text:style-name="P1"><text:s text:c="12"/>for k = j:64</text:p>
      <text:p text:style-name="P1"><text:s text:c="16"/>hi = hi * lol(i,k);</text:p>
      <text:p text:style-name="P1"><text:s text:c="12"/>end</text:p>
      <text:p text:style-name="P1"><text:s text:c="12"/>challenge_set(i,j) = hi;</text:p>
      <text:p text:style-name="P1">% <text:s text:c="8"/>end</text:p>
      <text:p text:style-name="P1"><text:s text:c="4"/>end</text:p>
      <text:p text:style-name="P1">end</text:p>
      <text:p text:style-name="P1">clear C;</text:p>
      <text:p text:style-name="P1">clear lol;</text:p>
      <text:p text:style-name="P1">% %</text:p>
      <text:p text:style-name="P1">load('respGolden_10_APUF_64_100000_Br_5.mat');</text:p>
      <text:p text:style-name="P1">response_set = G;</text:p>
      <text:p text:style-name="P1">for i = 1:100000</text:p>
      <text:p text:style-name="P1"><text:s text:c="4"/>for j = 1:10</text:p>
      <text:p text:style-name="P1"><text:s text:c="8"/>if response_set(i,j) == 0 <text:s text:c="2"/></text:p>
      <text:p text:style-name="P1"><text:s text:c="12"/>response_set(i,j) = 1;</text:p>
      <text:p text:style-name="P1"><text:s text:c="8"/>else</text:p>
      <text:p text:style-name="P1"><text:s text:c="12"/>response_set(i,j) = -1;</text:p>
      <text:p text:style-name="P1"><text:s text:c="8"/>end</text:p>
      <text:p text:style-name="P1"><text:s text:c="4"/>end</text:p>
      <text:p text:style-name="P1">end</text:p>
      <text:p text:style-name="P1">clear G;</text:p>
      <text:p text:style-name="P1"></text:p>
      <text:p text:style-name="P1">% setting training and classifying data</text:p>
      <text:p text:style-name="P1">training_set_features = challenge_set(1:70000,:);</text:p>
      <text:p text:style-name="P1"><text:soft-page-break/>training_set_groups = response_set(1:70000,:);</text:p>
      <text:p text:style-name="P1"></text:p>
      <text:p text:style-name="P1">classify_set_features = challenge_set(70001:100000,:);</text:p>
      <text:p text:style-name="P1">classify_set_groups = response_set(70001:100000,:);</text:p>
      <text:p text:style-name="P1"></text:p>
      <text:p text:style-name="P1">diary('first_part_exp.txt');</text:p>
      <text:p text:style-name="P1">diary on;</text:p>
      <text:p text:style-name="P1"></text:p>
      <text:p text:style-name="P1">% % radial kernel</text:p>
      <text:p text:style-name="P1">% % training_set_features from first</text:p>
      <text:p text:style-name="P1">S=sprintf('&lt;========================Radial Kernel==============================&gt;');</text:p>
      <text:p text:style-name="P1">disp(S);</text:p>
      <text:p text:style-name="P1">for n = 1:10</text:p>
      <text:p text:style-name="P1"><text:s text:c="4"/>training_set_groups_1 = training_set_groups(1:70000,n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%d APUF ===&gt;',n);</text:p>
      <text:p text:style-name="P1"><text:s text:c="4"/>disp(S);</text:p>
      <text:p text:style-name="P1"></text:p>
      <text:p text:style-name="P1"><text:s text:c="4"/>classify_set_groups_1 = classify_set_groups(1:30000,n); <text:s text:c="5"/>% actual classifying data</text:p>
      <text:p text:style-name="P1"><text:s text:c="4"/>[predicted_label, accuracy, decision_values] = svmpredict(classify_set_groups_1, classify_set_features, model);</text:p>
      <text:p text:style-name="P1">end</text:p>
      <text:p text:style-name="P1">diary off;</text:p>
      <text:p text:style-name="P1"></text:p>
      <text:p text:style-name="P1">%%%%%%%%%%%%%%%%%%%%%%%%%%%%%%%%%%%%%%%%%%%%%%%%%%%%%%%%%%%%%%%%%%%%%%%%%%%%%%%%%%%%%%%%%%%%%%%%%%%%%%%%%%%%%%%%%%%%%%%%%</text:p>
      <text:p text:style-name="P1"></text:p>
      <text:p text:style-name="P1">% SECOND QUESTION</text:p>
      <text:p text:style-name="P1">% % SIMULATED DATA</text:p>
      <text:p text:style-name="P1">load('chal_APUF_64_100000_bi.mat');</text:p>
      <text:p text:style-name="P1">% 100000 * 64</text:p>
      <text:p text:style-name="P1">lol = C;</text:p>
      <text:p text:style-name="P1">challenge_set = C;</text:p>
      <text:p text:style-name="P1">challenge_set(1:100000,65) = ones(100000,1);</text:p>
      <text:p text:style-name="P1">% making bipolar</text:p>
      <text:p text:style-name="P1">for i = 1:100000</text:p>
      <text:p text:style-name="P1"><text:s text:c="4"/>for j = 1:64</text:p>
      <text:p text:style-name="P1"><text:s text:c="8"/>if lol(i,j) == 0</text:p>
      <text:p text:style-name="P1"><text:s text:c="12"/>lol(i,j) = 1;</text:p>
      <text:p text:style-name="P1"><text:s text:c="8"/>else</text:p>
      <text:p text:style-name="P1"><text:s text:c="12"/>lol(i,j) = -1;</text:p>
      <text:p text:style-name="P1"><text:s text:c="8"/>end</text:p>
      <text:p text:style-name="P1"><text:s text:c="4"/>end</text:p>
      <text:p text:style-name="P1">end</text:p>
      <text:p text:style-name="P1">% <text:s/>calculating parity vectors</text:p>
      <text:p text:style-name="P1">for i = 1:100000</text:p>
      <text:p text:style-name="P1"><text:soft-page-break/><text:s text:c="4"/>for j = 1:64</text:p>
      <text:p text:style-name="P1"><text:s text:c="8"/>hi = 1;</text:p>
      <text:p text:style-name="P1">% <text:s text:c="8"/>if j == 64</text:p>
      <text:p text:style-name="P1">% <text:s text:c="12"/>challenge_set(i,j) = 1;</text:p>
      <text:p text:style-name="P1">% <text:s text:c="8"/>else</text:p>
      <text:p text:style-name="P1"><text:s text:c="12"/>for k = j:64</text:p>
      <text:p text:style-name="P1"><text:s text:c="16"/>hi = hi * lol(i,k);</text:p>
      <text:p text:style-name="P1"><text:s text:c="12"/>end</text:p>
      <text:p text:style-name="P1"><text:s text:c="12"/>challenge_set(i,j) = hi;</text:p>
      <text:p text:style-name="P1">% <text:s text:c="8"/>end</text:p>
      <text:p text:style-name="P1"><text:s text:c="4"/>end</text:p>
      <text:p text:style-name="P1">end</text:p>
      <text:p text:style-name="P1">clear C;</text:p>
      <text:p text:style-name="P1">clear lol;</text:p>
      <text:p text:style-name="P1">% %</text:p>
      <text:p text:style-name="P1">load('resp_APUF_64_100000_10_inst_.mat');</text:p>
      <text:p text:style-name="P1">response_set = R;</text:p>
      <text:p text:style-name="P1">for i = 1:100000</text:p>
      <text:p text:style-name="P1"><text:s text:c="4"/>for j = 1:10</text:p>
      <text:p text:style-name="P1"><text:s text:c="8"/>if response_set(i,j) == 0 <text:s text:c="2"/></text:p>
      <text:p text:style-name="P1"><text:s text:c="12"/>response_set(i,j) = 1;</text:p>
      <text:p text:style-name="P1"><text:s text:c="8"/>else</text:p>
      <text:p text:style-name="P1"><text:s text:c="12"/>response_set(i,j) = -1;</text:p>
      <text:p text:style-name="P1"><text:s text:c="8"/>end</text:p>
      <text:p text:style-name="P1"><text:s text:c="4"/>end</text:p>
      <text:p text:style-name="P1">end</text:p>
      <text:p text:style-name="P1">clear R;</text:p>
      <text:p text:style-name="P1"></text:p>
      <text:p text:style-name="P1"></text:p>
      <text:p text:style-name="P1">% setting training and classifying data</text:p>
      <text:p text:style-name="P1">training_set_features = challenge_set(1:70000,:);</text:p>
      <text:p text:style-name="P1">training_set_groups = response_set(1:70000,:);</text:p>
      <text:p text:style-name="P1"></text:p>
      <text:p text:style-name="P1">classify_set_features = challenge_set(70001:100000,:);</text:p>
      <text:p text:style-name="P1">classify_set_groups = response_set(70001:100000,:);</text:p>
      <text:p text:style-name="P1"></text:p>
      <text:p text:style-name="P1">diary('second_part_sim.txt');</text:p>
      <text:p text:style-name="P1">diary on;</text:p>
      <text:p text:style-name="P1"></text:p>
      <text:p text:style-name="P1"></text:p>
      <text:p text:style-name="P1"></text:p>
      <text:p text:style-name="P1">% % radial kernel</text:p>
      <text:p text:style-name="P1">% % training_set_features from first</text:p>
      <text:p text:style-name="P1">S=sprintf('&lt;========================Radial Kernel==============================&gt;');</text:p>
      <text:p text:style-name="P1">disp(S);</text:p>
      <text:p text:style-name="P1">for n = 1:10</text:p>
      <text:p text:style-name="P1"><text:s text:c="4"/>training_set_groups_1 = training_set_groups(1:70000,n); <text:s text:c="4"/>% actual training data</text:p>
      <text:p text:style-name="P1"><text:s text:c="4"/>model = svmtrain(training_set_groups_1, training_set_features, '-t 2'); % radial</text:p>
      <text:p text:style-name="P1"><text:soft-page-break/></text:p>
      <text:p text:style-name="P1"><text:s text:c="4"/>S=sprintf('Accuracy for %d APUF ===&gt;',n);</text:p>
      <text:p text:style-name="P1"><text:s text:c="4"/>disp(S);</text:p>
      <text:p text:style-name="P1"></text:p>
      <text:p text:style-name="P1"><text:s text:c="4"/>classify_set_groups_1 = classify_set_groups(1:30000,n); <text:s text:c="5"/>% actual classifying data</text:p>
      <text:p text:style-name="P1"><text:s text:c="4"/>[predicted_label, accuracy, decision_values] = svmpredict(classify_set_groups_1, classify_set_features, model);</text:p>
      <text:p text:style-name="P1">end</text:p>
      <text:p text:style-name="P1">diary off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9:24:30.439861379</meta:creation-date>
    <meta:generator>LibreOffice/4.2.8.2$Linux_X86_64 LibreOffice_project/420m0$Build-2</meta:generator>
    <dc:date>2016-03-14T09:26:15.672237438</dc:date>
    <meta:editing-duration>P0D</meta:editing-duration>
    <meta:editing-cycles>1</meta:editing-cycles>
    <meta:document-statistic meta:table-count="0" meta:image-count="0" meta:object-count="0" meta:page-count="4" meta:paragraph-count="150" meta:word-count="395" meta:character-count="3712" meta:non-whitespace-character-count="2795"/>
  </office:meta>
</office:document-meta>
</file>